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4cm" fo:min-width="2.551cm"/>
    </style:style>
    <style:style style:name="gr2" style:family="graphic" style:parent-style-name="standard">
      <style:graphic-properties draw:textarea-horizontal-align="justify" draw:textarea-vertical-align="middle" draw:auto-grow-height="false" fo:min-height="1.144cm" fo:min-width="2.449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Arrow_20_Line" style:list-style-name="L1">
      <style:graphic-properties draw:textarea-vertical-align="middle"/>
      <style:paragraph-properties style:writing-mode="lr-tb"/>
    </style:style>
    <style:style style:name="gr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Arrow_20_Line" style:list-style-name="L1">
      <style:graphic-properties draw:textarea-vertical-align="middle" draw:end-guide="-0.092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Arrow_20_Line" style:list-style-name="L1">
      <style:graphic-properties draw:textarea-vertical-align="middle"/>
      <style:paragraph-properties style:writing-mode="lr-tb"/>
    </style:style>
    <style:style style:name="gr20" style:family="graphic" style:parent-style-name="Arrow_20_Line" style:list-style-name="L1">
      <style:graphic-properties draw:textarea-vertical-align="middle"/>
      <style:paragraph-properties style:writing-mode="lr-tb"/>
    </style:style>
    <style:style style:name="gr21" style:family="graphic" style:parent-style-name="objectwithoutfill">
      <style:graphic-properties svg:stroke-color="#3465a4" draw:fill="solid" draw:textarea-vertical-align="middle"/>
    </style:style>
    <style:style style:name="gr22" style:family="graphic" style:parent-style-name="standard">
      <style:graphic-properties svg:stroke-color="#3465a4" draw:textarea-horizontal-align="justify" draw:textarea-vertical-align="middle" draw:auto-grow-height="false" fo:min-height="1.15cm" fo:min-width="2.3cm"/>
    </style:style>
    <style:style style:name="gr23" style:family="graphic" style:parent-style-name="standard">
      <style:graphic-properties svg:stroke-color="#3465a4" draw:textarea-horizontal-align="justify" draw:textarea-vertical-align="middle" draw:auto-grow-height="false" fo:min-height="1.15cm" fo:min-width="2.3cm"/>
      <style:paragraph-properties style:writing-mode="lr-tb"/>
    </style:style>
    <style:style style:name="gr24" style:family="graphic" style:parent-style-name="standard">
      <style:graphic-properties svg:stroke-color="#3465a4" draw:textarea-horizontal-align="justify" draw:textarea-vertical-align="middle" draw:auto-grow-height="false" fo:min-height="2.65cm" fo:min-width="4.9cm"/>
    </style:style>
    <style:style style:name="P1" style:family="paragraph">
      <style:paragraph-properties fo:margin-left="0cm" fo:margin-right="2.9cm" fo:text-align="center" fo:text-indent="0cm"/>
    </style:style>
    <style:style style:name="P2" style:family="paragraph">
      <loext:graphic-properties draw:fill="solid"/>
      <style:paragraph-properties fo:margin-left="0cm" fo:margin-right="2.9cm" fo:text-align="center" fo:text-indent="0cm"/>
    </style:style>
    <style:style style:name="P3" style:family="paragraph">
      <style:paragraph-properties fo:margin-left="0cm" fo:margin-right="2.9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9.299999237060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2.9cm" fo:text-indent="0cm"/>
    </style:style>
    <style:style style:name="P5" style:family="paragraph">
      <style:paragraph-properties fo:margin-left="0cm" fo:margin-right="2.9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1cm" svg:height="1.394cm" svg:x="6.407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9.763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3.119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6.476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9.832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3.188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6.544cm" svg:y="1.1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4.678cm" svg:y="2.8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1.39cm" svg:y="2.8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18.204cm" svg:y="2.8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4.917cm" svg:y="2.8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8.034cm" svg:y="4.5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21.561cm" svg:y="4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49cm" svg:height="1.394cm" svg:x="14.848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1cm" svg:height="1.394cm" svg:x="3.051cm" svg:y="1.17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747cm" svg:y1="7.076cm" svg:x2="11.187cm" svg:y2="6.004cm">
          <text:p/>
        </draw:line>
        <draw:line draw:style-name="gr3" draw:text-style-name="P2" draw:layer="layout" svg:x1="18.001cm" svg:y1="7.183cm" svg:x2="21.459cm" svg:y2="6.218cm">
          <text:p/>
        </draw:line>
        <draw:line draw:style-name="gr3" draw:text-style-name="P2" draw:layer="layout" svg:x1="4.983cm" svg:y1="2.573cm" svg:x2="4.983cm" svg:y2="2.466cm">
          <text:p/>
        </draw:line>
        <draw:line draw:style-name="gr3" draw:text-style-name="P2" draw:layer="layout" svg:x1="6.916cm" svg:y1="2.68cm" svg:x2="6.916cm" svg:y2="2.573cm">
          <text:p/>
        </draw:line>
        <draw:line draw:style-name="gr3" draw:text-style-name="P2" draw:layer="layout" svg:x1="11.696cm" svg:y1="2.895cm" svg:x2="11.594cm" svg:y2="2.573cm">
          <text:p/>
        </draw:line>
        <draw:line draw:style-name="gr3" draw:text-style-name="P2" draw:layer="layout" svg:x1="14.136cm" svg:y1="2.895cm" svg:x2="14.238cm" svg:y2="2.573cm">
          <text:p/>
        </draw:line>
        <draw:line draw:style-name="gr3" draw:text-style-name="P2" draw:layer="layout" svg:x1="20.544cm" svg:y1="2.895cm" svg:x2="20.747cm" svg:y2="2.573cm">
          <text:p/>
        </draw:line>
        <draw:line draw:style-name="gr3" draw:text-style-name="P2" draw:layer="layout" svg:x1="25.731cm" svg:y1="2.894cm" svg:x2="25.629cm" svg:y2="2.68cm">
          <text:p/>
        </draw:line>
        <draw:line draw:style-name="gr3" draw:text-style-name="P2" draw:layer="layout" svg:x1="27.358cm" svg:y1="2.895cm" svg:x2="27.561cm" svg:y2="2.573cm">
          <text:p/>
        </draw:line>
        <draw:line draw:style-name="gr3" draw:text-style-name="P2" draw:layer="layout" svg:x1="24.917cm" svg:y1="4.395cm" svg:x2="25.019cm" svg:y2="4.288cm">
          <text:p/>
        </draw:line>
        <draw:line draw:style-name="gr3" draw:text-style-name="P2" draw:layer="layout" svg:x1="21.561cm" svg:y1="4.61cm" svg:x2="21.256cm" svg:y2="4.288cm">
          <text:p/>
        </draw:line>
        <draw:line draw:style-name="gr3" draw:text-style-name="P2" draw:layer="layout" svg:x1="18.612cm" svg:y1="3.002cm" svg:x2="18.51cm" svg:y2="2.466cm">
          <text:p/>
        </draw:line>
        <draw:line draw:style-name="gr3" draw:text-style-name="P2" draw:layer="layout" svg:x1="11.085cm" svg:y1="4.503cm" svg:x2="11.492cm" svg:y2="4.181cm">
          <text:p/>
        </draw:line>
        <draw:line draw:style-name="gr3" draw:text-style-name="P2" draw:layer="layout" svg:x1="8.034cm" svg:y1="4.502cm" svg:x2="7.729cm" svg:y2="4.288cm">
          <text:p/>
        </draw:line>
        <draw:measure draw:style-name="gr4" draw:text-style-name="P3" draw:layer="measurelines" svg:x1="7.838cm" svg:y1="4.431cm" svg:x2="11.296cm" svg:y2="4.431cm">
          <text:p text:style-name="P3"/>
        </draw:measure>
        <draw:measure draw:style-name="gr5" draw:text-style-name="P3" draw:layer="measurelines" svg:x1="4.565cm" svg:y1="3.2cm" svg:x2="3.039cm" svg:y2="3.2cm">
          <text:p text:style-name="P3"/>
          <text:p text:style-name="P3"/>
        </draw:measure>
        <draw:measure draw:style-name="gr6" draw:text-style-name="P3" draw:layer="measurelines" svg:x1="14.544cm" svg:y1="4.396cm" svg:x2="18.104cm" svg:y2="4.396cm">
          <text:p text:style-name="P3"/>
        </draw:measure>
        <draw:measure draw:style-name="gr7" draw:text-style-name="P3" draw:layer="measurelines" svg:x1="24.911cm" svg:y1="2.787cm" svg:x2="21.453cm" svg:y2="2.787cm">
          <text:p text:style-name="P3"/>
        </draw:measure>
        <draw:line draw:style-name="gr8" draw:text-style-name="P2" draw:layer="layout" svg:x1="3.051cm" svg:y1="0.107cm" svg:x2="2.949cm" svg:y2="10.186cm">
          <text:p/>
        </draw:line>
        <draw:line draw:style-name="gr8" draw:text-style-name="P2" draw:layer="layout" svg:x1="29.595cm" svg:y1="0cm" svg:x2="29.697cm" svg:y2="11.151cm">
          <text:p/>
        </draw:line>
        <draw:measure draw:style-name="gr9" draw:text-style-name="P3" draw:layer="measurelines" svg:x1="8.115cm" svg:y1="4.396cm" svg:x2="3.03cm" svg:y2="4.503cm">
          <text:p text:style-name="P3"/>
        </draw:measure>
        <draw:measure draw:style-name="gr10" draw:text-style-name="P3" draw:layer="measurelines" svg:x1="11.085cm" svg:y1="6.127cm" svg:x2="21.561cm" svg:y2="6.127cm">
          <text:p text:style-name="P3"/>
        </draw:measure>
        <draw:measure draw:style-name="gr11" draw:text-style-name="P3" draw:layer="measurelines" svg:x1="29.594cm" svg:y1="4.61cm" svg:x2="24.611cm" svg:y2="4.61cm">
          <text:p text:style-name="P3"/>
        </draw:measure>
        <draw:measure draw:style-name="gr12" draw:text-style-name="P3" draw:layer="measurelines" svg:x1="2.948cm" svg:y1="7.72cm" svg:x2="14.847cm" svg:y2="7.827cm">
          <text:p text:style-name="P3"/>
        </draw:measure>
        <draw:measure draw:style-name="gr13" draw:text-style-name="P3" draw:layer="measurelines" svg:x1="17.798cm" svg:y1="7.934cm" svg:x2="29.596cm" svg:y2="7.934cm">
          <text:p text:style-name="P3"/>
        </draw:measure>
        <draw:measure draw:style-name="gr14" draw:text-style-name="P3" draw:layer="measurelines" svg:x1="3.051cm" svg:y1="1.608cm" svg:x2="4.576cm" svg:y2="1.608cm">
          <text:p text:style-name="P3"/>
        </draw:measure>
        <draw:frame draw:style-name="gr15" draw:text-style-name="P4" draw:layer="layout" svg:width="1.4cm" svg:height="0.962cm" svg:x="3.2cm" svg:y="0cm">
          <draw:text-box>
            <text:p>tab</text:p>
          </draw:text-box>
        </draw:frame>
        <draw:measure draw:style-name="gr16" draw:text-style-name="P5" draw:layer="measurelines" svg:x1="7.901cm" svg:y1="1.2cm" svg:x2="9.601cm" svg:y2="1.2cm">
          <text:p text:style-name="P5"/>
        </draw:measure>
        <draw:measure draw:style-name="gr17" draw:text-style-name="P5" draw:layer="measurelines" svg:x1="9.606cm" svg:y1="1.2cm" svg:x2="11.306cm" svg:y2="1.2cm">
          <text:p text:style-name="P5"/>
        </draw:measure>
        <draw:frame draw:style-name="gr15" draw:text-style-name="P4" draw:layer="layout" svg:width="1.4cm" svg:height="0.962cm" svg:x="9.8cm" svg:y="0.338cm">
          <draw:text-box>
            <text:p>tab</text:p>
          </draw:text-box>
        </draw:frame>
        <draw:frame draw:style-name="gr15" draw:text-style-name="P4" draw:layer="layout" svg:width="1.4cm" svg:height="0.962cm" svg:x="8cm" svg:y="0.3cm">
          <draw:text-box>
            <text:p>tab</text:p>
          </draw:text-box>
        </draw:frame>
        <draw:measure draw:style-name="gr18" draw:text-style-name="P5" draw:layer="measurelines" svg:x1="28cm" svg:y1="3.6cm" svg:x2="29.6cm" svg:y2="3.6cm">
          <text:p text:style-name="P5"/>
        </draw:measure>
        <draw:measure draw:style-name="gr19" draw:text-style-name="P5" draw:layer="layout" svg:x1="14.506cm" svg:y1="3.5cm" svg:x2="16.206cm" svg:y2="3.5cm">
          <text:p text:style-name="P5"/>
        </draw:measure>
        <draw:measure draw:style-name="gr20" draw:text-style-name="P5" draw:layer="layout" svg:x1="16.301cm" svg:y1="3.5cm" svg:x2="18.001cm" svg:y2="3.5cm">
          <text:p text:style-name="P5"/>
        </draw:measure>
        <draw:line draw:style-name="gr21" draw:text-style-name="P2" draw:layer="layout" svg:x1="4.8cm" svg:y1="4.4cm" svg:x2="4.8cm" svg:y2="8.7cm">
          <text:p/>
        </draw:line>
        <draw:line draw:style-name="gr21" draw:text-style-name="P2" draw:layer="layout" svg:x1="7.9cm" svg:y1="5.9cm" svg:x2="8cm" svg:y2="8.5cm">
          <text:p/>
        </draw:line>
        <draw:line draw:style-name="gr21" draw:text-style-name="P2" draw:layer="layout" svg:x1="11.2cm" svg:y1="6cm" svg:x2="11.2cm" svg:y2="8.8cm">
          <text:p/>
        </draw:line>
        <draw:line draw:style-name="gr21" draw:text-style-name="P2" draw:layer="layout" svg:x1="16.3cm" svg:y1="3.6cm" svg:x2="16.3cm" svg:y2="6.3cm">
          <text:p/>
        </draw:line>
        <draw:line draw:style-name="gr21" draw:text-style-name="P2" draw:layer="layout" svg:x1="14.5cm" svg:y1="4.4cm" svg:x2="14.5cm" svg:y2="6.5cm">
          <text:p/>
        </draw:line>
        <draw:line draw:style-name="gr21" draw:text-style-name="P2" draw:layer="layout" svg:x1="13cm" svg:y1="4.5cm" svg:x2="13cm" svg:y2="7cm">
          <text:p/>
        </draw:line>
        <draw:line draw:style-name="gr21" draw:text-style-name="P2" draw:layer="layout" svg:x1="6.4cm" svg:y1="4.4cm" svg:x2="6.3cm" svg:y2="8.1cm">
          <text:p/>
        </draw:line>
        <draw:line draw:style-name="gr21" draw:text-style-name="P2" draw:layer="layout" svg:x1="9.6cm" svg:y1="6.1cm" svg:x2="9.6cm" svg:y2="8.6cm">
          <text:p/>
        </draw:line>
        <draw:line draw:style-name="gr21" draw:text-style-name="P2" draw:layer="layout" svg:x1="13.1cm" svg:y1="6.9cm" svg:x2="13.1cm" svg:y2="8.4cm">
          <text:p/>
        </draw:line>
        <draw:line draw:style-name="gr21" draw:text-style-name="P2" draw:layer="layout" svg:x1="9.6cm" svg:y1="2.7cm" svg:x2="9.6cm" svg:y2="4.5cm">
          <text:p/>
        </draw:line>
      </draw:page>
      <draw:page draw:name="page2" draw:style-name="dp1" draw:master-page-name="Default">
        <draw:custom-shape draw:style-name="gr22" draw:text-style-name="P1" draw:layer="layout" svg:width="2.8cm" svg:height="1.4cm" svg:x="3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4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7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0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.4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.6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.3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.5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2.7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8.8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.5cm" svg:y="5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cm" svg:y="5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.5cm" svg:y="5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5.8cm" svg:y="5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.8cm" svg:y="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.2cm" svg:y="8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.8cm" svg:y="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.5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.2cm" svg:y="14.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2" draw:text-style-name="P1" draw:layer="layout" svg:width="2.8cm" svg:height="1.4cm" svg:x="202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5.3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2.8cm" svg:height="1.4cm" svg:x="208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1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4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7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0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3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0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3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6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9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2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5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8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5.8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2.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8.2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4.4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0.7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6.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8.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1.2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3.8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7.5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1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4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1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4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7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0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3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6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9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2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5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2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5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8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2.1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8.2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4.401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0.7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6.9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8.901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1.2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3.8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7.501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5.2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3.599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9.8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5.9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2.19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8.4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4.6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0.8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7.1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6.699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8.9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1.5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4.099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7.999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2.999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3.2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6.491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9.4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9.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6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2.2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8.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4.7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0.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7.2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6.7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1.6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44.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8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5.4cm" svg:y="11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13cm" svg:y="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cm" svg:height="1.4cm" svg:x="250.3cm" svg:y="17.6cm">
          <text:p text:style-name="P1">(20-1)/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62.8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3.3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6.492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9.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1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4.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2.8cm" svg:height="1.4cm" svg:x="307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0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3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6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0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3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6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9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2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5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8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1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4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7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1.3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7.4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3.6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9.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6.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8.1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0.4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3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6.7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4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7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0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3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6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9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2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5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8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5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8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1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4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7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1.3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7.4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3.601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9.9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6.1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8.101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0.4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3.0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86.701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4.4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2.799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9.0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5.1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1.39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7.6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3.8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0.0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6.3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5.899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8.1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0.7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3.299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7.199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2.199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2.4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5.691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8.6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9.1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5.2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1.4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7.7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3.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0.1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6.4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5.9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8.2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0.8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3.3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7.2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24.6cm" svg:y="11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2.2cm" svg:y="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cm" svg:height="1.4cm" svg:x="349.5cm" svg:y="17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2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2.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5.692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58.7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99.8cm" svg:y="26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.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2.8cm" svg:height="1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2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5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8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1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4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7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4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7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0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7.4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3.7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9.8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6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2.3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8.5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0.5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2.8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5.4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9.1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3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6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9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2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5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8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5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8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1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4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7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0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3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6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9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3.7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9.8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6.001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2.3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8.5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0.501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2.8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95.4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9.101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76.8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.199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.4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.5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.79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.0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.2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2.4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8.7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.299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.5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.1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5.699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.599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.599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4.8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8.091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1.0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.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.6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0.1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6.3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2.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8.8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8.3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0.6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3.2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45.7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39.6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27cm" svg:y="11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.6cm" svg:y="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cm" svg:height="1.4cm" svg:x="51.9cm" svg:y="17.6cm">
          <text:p text:style-name="P1">(20-1)/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4.4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4.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58.092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61.1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6.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2.8cm" svg:height="1.4cm" svg:x="109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2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5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8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1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4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7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0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7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0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3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6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9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6.6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2.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5.2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1.5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7.7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9.7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2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4.6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8.3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2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5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8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1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8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1.2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4.3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7.4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0.5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3.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6.7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9.8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2.9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6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9.1cm" svg:y="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2.9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9.0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5.201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1.5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7.701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9.701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2.0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94.601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88.301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76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4.399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0.6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6.7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2.999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9.2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5.4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1.6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7.9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7.499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9.7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2.399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4.899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8.799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3.799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4.0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7.291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0.299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0.7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6.8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3cm" svg:y="3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9.3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5.5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1.7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8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7.5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9.8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2.4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44.9cm" svg:y="5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38.8cm" svg:y="7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26.2cm" svg:y="11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13.8cm" svg:y="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cm" svg:height="1.4cm" svg:x="151.1cm" svg:y="17.6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3.6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4.1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57.292cm" svg:y="5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60.3cm" svg:y="3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1.4cm" svg:x="101.4cm" svg:y="26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4cm" svg:height="2.9cm" svg:x="200.2cm" svg:y="44.6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1cm" fo:page-height="7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7:33:24.668227094</meta:creation-date>
    <dc:date>2020-09-16T21:10:14.809395155</dc:date>
    <meta:editing-duration>PT1H53M29S</meta:editing-duration>
    <meta:editing-cycles>1</meta:editing-cycles>
    <meta:document-statistic meta:object-count="478"/>
    <meta:generator>LibreOffice/6.4.4.2$Linux_X86_64 LibreOffice_project/40$Build-2</meta:generator>
  </office:meta>
</office:document-meta>
</file>